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F50000001C42347EBE.png" manifest:media-type="image/png"/>
  <manifest:file-entry manifest:full-path="Pictures/10000001000001B000000033F68CF9ED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bitmap" draw:fill-image-name="Bitmap_20_1" style:repeat="stretch" draw:textarea-horizontal-align="center" draw:textarea-vertical-align="middle" loext:decorative="false"/>
    </style:style>
    <style:style style:name="gr2" style:family="graphic" style:parent-style-name="standard">
      <style:graphic-properties draw:stroke="none" draw:fill="bitmap" draw:fill-image-name="Bitmap_20_2" style:repeat="stretch" draw:textarea-horizontal-align="center" draw:textarea-vertical-align="middle" loext:decorative="false"/>
    </style:style>
    <style:style style:name="gr3" style:family="graphic" style:parent-style-name="standard">
      <style:graphic-properties draw:stroke="none" draw:stroke-dash="Dash_20_Dot_20_3" svg:stroke-width="0cm" draw:stroke-linejoin="none" svg:stroke-linecap="butt" draw:fill="solid" draw:fill-color="#59c2e8" draw:textarea-horizontal-align="center" draw:textarea-vertical-align="middle" loext:decorative="false"/>
    </style:style>
    <style:style style:name="gr4" style:family="graphic" style:parent-style-name="standard">
      <style:graphic-properties draw:stroke="none" draw:stroke-dash="Dash_20_Dot_20_3" svg:stroke-width="0cm" draw:stroke-linejoin="none" svg:stroke-linecap="butt" draw:fill="solid" draw:fill-color="#231f20" draw:textarea-horizontal-align="center" draw:textarea-vertical-align="middle" loext:decorative="false"/>
    </style:style>
    <style:style style:name="gr5" style:family="graphic" style:parent-style-name="standard">
      <style:graphic-properties draw:stroke="none" draw:stroke-dash="Dash_20_Dot_20_3" svg:stroke-width="0cm" draw:stroke-linejoin="none" svg:stroke-linecap="butt" draw:fill="solid" draw:fill-color="#ffffff" draw:textarea-horizontal-align="center" draw:textarea-vertical-align="middle" loext:decorative="false"/>
    </style:style>
    <style:style style:name="gr6" style:family="graphic" style:parent-style-name="standard">
      <style:graphic-properties draw:stroke="none" draw:stroke-dash="Dash_20_Dot_20_3" svg:stroke-width="0cm" draw:stroke-linejoin="none" svg:stroke-linecap="butt" draw:fill="solid" draw:fill-color="#53a8d3" draw:textarea-horizontal-align="center" draw:textarea-vertical-align="middle" loext:decorative="false"/>
    </style:style>
    <style:style style:name="P1" style:family="paragraph">
      <loext:graphic-properties draw:fill="bitmap" draw:fill-image-name="Bitmap_20_1" style:repeat="stretch"/>
      <style:paragraph-properties fo:text-align="center"/>
    </style:style>
    <style:style style:name="P2" style:family="paragraph">
      <loext:graphic-properties draw:fill="bitmap" draw:fill-image-name="Bitmap_20_2" style:repeat="stretch"/>
      <style:paragraph-properties fo:text-align="center"/>
    </style:style>
    <style:style style:name="P3" style:family="paragraph">
      <loext:graphic-properties draw:fill="solid" draw:fill-color="#59c2e8"/>
      <style:paragraph-properties fo:text-align="center"/>
    </style:style>
    <style:style style:name="P4" style:family="paragraph">
      <loext:graphic-properties draw:fill="solid" draw:fill-color="#231f20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solid" draw:fill-color="#53a8d3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polygon draw:style-name="gr1" draw:text-style-name="P1" draw:layer="layout" svg:width="13.238cm" svg:height="0.733cm" svg:x="0.019cm" svg:y="5.673cm" svg:viewBox="0 0 13239 734" draw:points="0,0 13239,0 13239,734 0,734">
          <text:p/>
        </draw:polygon>
        <draw:polygon draw:style-name="gr2" draw:text-style-name="P2" draw:layer="layout" svg:width="11.417cm" svg:height="1.346cm" svg:x="1.84cm" svg:y="4.326cm" svg:viewBox="0 0 11418 1347" draw:points="232,1347 0,1342 11418,0 11418,1347">
          <text:p/>
        </draw:polygon>
        <draw:path draw:style-name="gr3" draw:text-style-name="P3" draw:layer="layout" svg:width="11.462cm" svg:height="1.399cm" svg:x="1.795cm" svg:y="4.299cm" svg:viewBox="0 0 11463 1400" svg:d="M28 1400c-14 0-26-11-28-25-3-14 8-28 25-30l11438-1345v56l-11433 1344z">
          <text:p/>
        </draw:path>
        <draw:path draw:style-name="gr3" draw:text-style-name="P3" draw:layer="layout" svg:width="0.071cm" svg:height="0.93cm" svg:x="11.548cm" svg:y="4.692cm" svg:viewBox="0 0 72 931" svg:d="M0 0c30 186 44 373 44 563s-8 245-19 368h28c14-123 19-248 19-368 0-190-14-377-45-563z">
          <text:p/>
        </draw:path>
        <draw:path draw:style-name="gr3" draw:text-style-name="P3" draw:layer="layout" svg:width="0.141cm" svg:height="0.433cm" svg:x="11.403cm" svg:y="4.088cm" svg:viewBox="0 0 142 434" svg:d="M114 434h28c-31-143-67-285-115-424 0 0-2-14-19-9-11 6-8 17-8 17 47 137 83 276 114 416z">
          <text:p/>
        </draw:path>
        <draw:path draw:style-name="gr4" draw:text-style-name="P4" draw:layer="layout" svg:width="1.598cm" svg:height="0.585cm" svg:x="4.802cm" svg:y="3.442cm" svg:viewBox="0 0 1599 586" svg:d="M0 181l48 405 1551-181-48-405zM98 525l-33-293 1439-170 33 292z">
          <text:p/>
        </draw:path>
        <draw:path draw:style-name="gr4" draw:text-style-name="P4" draw:layer="layout" svg:width="3.312cm" svg:height="1.128cm" svg:x="3.798cm" svg:y="1.668cm" svg:viewBox="0 0 3313 1129" svg:d="M3313 739l-293-525-225-214-1152 97-164 20-1144 173-170 256-165 583 1652-234zM39 1096l151-536 162-245 1129-170 162-20 1138-95 214 201 271 485-1620 154z">
          <text:p/>
        </draw:path>
        <draw:path draw:style-name="gr4" draw:text-style-name="P4" draw:layer="layout" svg:width="1.151cm" svg:height="0.52cm" svg:x="3.455cm" svg:y="3.14cm" svg:viewBox="0 0 1152 521" svg:d="M1010 23l-78-23-826 87-106 96 28 237 48 92 128 9 948-148-78-244zM201 493l-111-9-40-69-25-221 90-79 811-84 64 17 56 92 67 211z">
          <text:p/>
        </draw:path>
        <draw:path draw:style-name="gr4" draw:text-style-name="P4" draw:layer="layout" svg:width="4.968cm" svg:height="3.899cm" svg:x="3.062cm" svg:y="1.567cm" svg:viewBox="0 0 4969 3900" svg:d="M4886 2102v-234c-3 0-90-521-90-521l-368-343 257-30 111-92-19-173-89-90h-369l-111 106-254-404-362-321-1241 92-136 17-1228 198-273 391-156 457-134-75-360 80-64 109 20 173 128 64 256-30-278 417 36 524 50 232 89 763 123 463 84 25 507-59 70-53 17-259-34-283 1559-185 1559-184 33 282 75 250 81 36 508-58 75-45 11-476zM4342 678l321-6 58 59 14 123-75 61-288 34-58-56-78-123zM162 1448l-87-45-14-123 42-69 315-70 123 70-47 136-45 67zM516 3841l-42-14-114-426-36-314 181 217 374-45 75 429 53 84-8 5zM1052 3526l-14 229-9 5-47-75-73-426 112-13zM530 3248l-170-203-89-405-6-39-42-192-36-502 357-535 220-647 257-365 1202-192 134-17 1215-92 335 296 365 574 474 443 81 496v198c3 0 0 0 0 0l6 39 8 415-117 237-4191 491zM4278 3148l-34-279 112-14 28 432-28 83-11-6zM4908 3307l-39 21-483 56h-8c0-3 31-94 31-94l-28-438 374-44 125-254 36 315z">
          <text:p/>
        </draw:path>
        <draw:path draw:style-name="gr4" draw:text-style-name="P4" draw:layer="layout" svg:width="1.102cm" svg:height="0.524cm" svg:x="6.496cm" svg:y="2.769cm" svg:viewBox="0 0 1103 525" svg:d="M950 0l-819 109-76 42-36 114-19 260 952-78 126-40 25-97-28-240zM1053 385l-106 34-920 75 17-220 34-104 57-33 809-106 106 59 25 220z">
          <text:p/>
        </draw:path>
        <draw:path draw:style-name="gr5" draw:text-style-name="P5" draw:layer="layout" svg:width="1.587cm" svg:height="0.751cm" svg:x="10.543cm" svg:y="3.249cm" svg:viewBox="0 0 1588 752" svg:d="M1470 752h-1352c-65 0-118-53-118-117v-519c0-63 53-116 118-116h1352c65 0 118 53 118 116v519c-3 64-53 117-118 117z">
          <text:p/>
        </draw:path>
        <draw:path draw:style-name="gr6" draw:text-style-name="P6" draw:layer="layout" svg:width="0.258cm" svg:height="0.364cm" svg:x="10.7cm" svg:y="3.54cm" svg:viewBox="0 0 259 365" svg:d="M259 8v11c-14 0-19 0-25 6-8 6-17 14-25 28l-109 153 11 59c3 17 3 33 0 44-5 20-11 31-22 39-11 12-31 17-53 17s-22-5-28-17c-6-8-6-19 0-33 3-8 6-14 11-22l42-62-28-184c-3-16-8-28-17-30-2 0-8 0-16-6v-11h117v11h-11c-23 0-31 14-28 42l19 125 90-131c8-11 11-16 13-22v-6c-2-5-11-8-25-8v-11h84zM69 304l-5-42-31 42c-3 5-5 11-8 17-3 8-3 13 3 19 5 6 8 8 16 8 14 0 23-8 25-25z">
          <text:p/>
        </draw:path>
        <draw:polygon draw:style-name="gr6" draw:text-style-name="P6" draw:layer="layout" svg:width="0.236cm" svg:height="0.123cm" svg:x="11.111cm" svg:y="3.715cm" svg:viewBox="0 0 237 124" draw:points="0,31 13,0 237,93 224,124">
          <text:p/>
        </draw:polygon>
        <draw:polygon draw:style-name="gr6" draw:text-style-name="P6" draw:layer="layout" svg:width="0.252cm" svg:height="0.25cm" svg:x="11.11cm" svg:y="3.492cm" svg:viewBox="0 0 253 251" draw:points="55,129 253,210 240,251 0,148 0,104 240,0 253,42">
          <text:p/>
        </draw:polygon>
        <draw:path draw:style-name="gr6" draw:text-style-name="P6" draw:layer="layout" svg:width="0.236cm" svg:height="0.386cm" svg:x="11.556cm" svg:y="3.409cm" svg:viewBox="0 0 237 387" svg:d="M75 142c56 0 98 14 123 36 25 23 39 53 39 92s-3 34-8 48c-6 14-14 28-25 36-12 11-26 19-45 25-20 6-39 8-64 8s-20 0-31-2c-11-3-19-3-28-6-8-3-17-6-22-6-6 0-11-2-14-5l11-45c6 3 17 6 31 11 14 6 30 9 53 9 22 0 30-3 42-6 11-3 19-8 28-14 8-5 11-14 13-22 3-8 6-17 6-25 0-14-3-28-8-36-6-12-14-20-25-28-12-9-28-14-51-17-19-3-47-6-78-6 3-19 3-36 6-50 0-17 3-30 3-47s2-31 2-45 3-31 3-47h187v44h-142c0 6 0 14-3 23 0 8-3 19-3 30 0 12-3 20-3 31 6 0 0 8 0 14z">
          <text:p/>
        </draw:path>
        <draw:path draw:style-name="gr6" draw:text-style-name="P6" draw:layer="layout" svg:width="0.156cm" svg:height="0.172cm" svg:x="11.854cm" svg:y="3.431cm" svg:viewBox="0 0 157 173" svg:d="M157 87c0 13-3 25-6 36s-8 19-17 28c-8 8-16 14-25 16-8 6-19 6-30 6-12 0-23-3-31-6-9-5-20-11-25-16-6-6-11-17-17-28s-6-23-6-36c0-14 3-26 6-37s8-19 17-28c8-8 16-14 25-16 8-6 19-6 31-6 11 0 22 0 30 6 9 5 20 11 25 16 6 6 11 17 17 28s6 23 6 37zM123 87c0-20-5-34-14-45-8-11-19-17-36-17s-25 6-36 17-14 25-14 45c0 19 5 33 14 44 8 11 19 17 36 17s25-6 36-17 14-25 14-44z">
          <text:p/>
        </draw:path>
        <draw:polygon draw:style-name="gr6" draw:text-style-name="P6" draw:layer="layout" svg:width="0.245cm" svg:height="0.312cm" svg:x="11.483cm" svg:y="5.369cm" svg:viewBox="0 0 246 313" draw:points="92,313 0,0 118,84 246,25">
          <text:p/>
        </draw:polygon>
        <draw:polygon draw:style-name="gr6" draw:text-style-name="P6" draw:layer="layout" svg:width="0.242cm" svg:height="0.317cm" svg:x="11.464cm" svg:y="4.533cm" svg:viewBox="0 0 243 318" draw:points="67,0 243,273 109,226 0,318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Wypełninone_20_niebieskim" draw:display-name="Wypełninone niebieskim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Wypełnione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Wypełnione_20_czerwonym" draw:display-name="Wypełnione czerwonym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Wypełnione_20_zielonym" draw:display-name="Wypełnione zielonym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Wypełnione_20_żółtym" draw:display-name="Wypełnione żółtym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fill-image draw:name="Bitmap_20_1" draw:display-name="Bitmap 1" xlink:href="Pictures/10000001000001F50000001C42347EBE.png" xlink:type="simple" xlink:show="embed" xlink:actuate="onLoad"/>
    <draw:fill-image draw:name="Bitmap_20_2" draw:display-name="Bitmap 2" xlink:href="Pictures/10000001000001B000000033F68CF9ED.png" xlink:type="simple" xlink:show="embed" xlink:actuate="onLoad"/>
    <draw:marker draw:name="Arrow" svg:viewBox="0 0 20 30" svg:d="M10 0l-10 30h20z"/>
    <draw:stroke-dash draw:name="Dash_20_Dot_20_3" draw:display-name="Dash Dot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3.26cm" fo:page-height="6.6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02-16T14:56:34.173000000</dc:date>
    <dc:creator>Cezary Dołęga</dc:creator>
    <meta:editing-duration>PT1M3S</meta:editing-duration>
    <meta:editing-cycles>1</meta:editing-cycles>
    <meta:document-statistic meta:object-count="18"/>
    <meta:generator>LibreOffice/24.8.4.2$Windows_X86_64 LibreOffice_project/bb3cfa12c7b1bf994ecc5649a80400d06cd71002</meta:generator>
  </office:meta>
</office:document-meta>
</file>